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1">
      <style:paragraph-properties fo:margin-top="0in" fo:margin-bottom="0in" fo:padding="0.0193in" fo:border="0.0008in solid #d9d9e3"/>
    </style:style>
    <style:style style:name="P8" style:family="paragraph" style:parent-style-name="Text_20_body" style:list-style-name="L2">
      <style:paragraph-properties fo:margin-top="0in" fo:margin-bottom="0in" fo:padding="0.0193in" fo:border="0.0008in solid #d9d9e3"/>
    </style:style>
    <style:style style:name="P9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2" style:family="paragraph" style:parent-style-name="Heading_20_4">
      <style:paragraph-properties fo:padding="0.0193in" fo:border="0.0008in solid #d9d9e3"/>
    </style:style>
    <style:style style:name="P13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здел "Основы WordPress" должен включать обширную информацию для полного понимания работы CMS и её архитектуры. Вот подробное описание для этой части:</text:p>
      <text:h text:style-name="P13" text:outline-level="3">1. Основы WordPress:</text:h>
      <text:h text:style-name="P12" text:outline-level="4">Обзор и структура:</text:h>
      <text:list xml:id="list6887044050598735216" text:style-name="L1">
        <text:list-item>
          <text:p text:style-name="P7"><text:span text:style-name="Strong_20_Emphasis">История и эволюция WordPress:</text:span> Информация о том, как платформа развивалась и какие изменения произошли в различных версиях.</text:p>
        </text:list-item>
        <text:list-item>
          <text:p text:style-name="P7"><text:span text:style-name="Strong_20_Emphasis">Архитектура WordPress:</text:span> Понимание структуры папок, файлов и базы данных, в том числе роли основных файлов (wp-config.php, functions.php и т. д.).</text:p>
        </text:list-item>
        <text:list-item>
          <text:p text:style-name="P2"><text:span text:style-name="Strong_20_Emphasis">Компоненты WordPress:</text:span> Обзор основных компонентов, таких как ядро (core), темы (themes), плагины (plugins) и база данных.</text:p>
        </text:list-item>
      </text:list>
      <text:h text:style-name="P12" text:outline-level="4">Функциональность и работа CMS:</text:h>
      <text:list xml:id="list1982856313592468873" text:style-name="L2">
        <text:list-item>
          <text:p text:style-name="P8"><text:span text:style-name="Strong_20_Emphasis">Основные возможности WordPress:</text:span> Обзор функциональности для управления контентом, установки тем и плагинов, управления пользователями и ролями.</text:p>
        </text:list-item>
        <text:list-item>
          <text:p text:style-name="P3"><text:span text:style-name="Strong_20_Emphasis">Процесс запроса и отображения страниц:</text:span> Как WordPress обрабатывает запросы, откуда берет данные и как формирует страницы.</text:p>
        </text:list-item>
      </text:list>
      <text:h text:style-name="P12" text:outline-level="4">Административная и пользовательская часть:</text:h>
      <text:list xml:id="list747453397315057770" text:style-name="L3">
        <text:list-item>
          <text:p text:style-name="P9"><text:span text:style-name="Strong_20_Emphasis">Административная панель:</text:span> Обзор основных элементов админ-панели, возможностей настройки и управления сайтом.</text:p>
        </text:list-item>
        <text:list-item>
          <text:p text:style-name="P4"><text:span text:style-name="Strong_20_Emphasis">Внешняя часть (фронтенд):</text:span> Как пользователи взаимодействуют с сайтом, а также обзор основных частей веб-страницы.</text:p>
        </text:list-item>
      </text:list>
      <text:h text:style-name="P12" text:outline-level="4">API и расширяемость:</text:h>
      <text:list xml:id="list7827825543749417178" text:style-name="L4">
        <text:list-item>
          <text:p text:style-name="P10"><text:span text:style-name="Strong_20_Emphasis">REST API и его применение:</text:span> Объяснение работы REST API WordPress и как его использовать для взаимодействия с внешними системами.</text:p>
        </text:list-item>
        <text:list-item>
          <text:p text:style-name="P5"><text:span text:style-name="Strong_20_Emphasis">Возможности расширения платформы:</text:span> Как создавать темы и плагины для расширения функционала сайта.</text:p>
        </text:list-item>
      </text:list>
      <text:h text:style-name="P12" text:outline-level="4">Лучшие практики и ресурсы:</text:h>
      <text:list xml:id="list5201044467934104579" text:style-name="L5">
        <text:list-item>
          <text:p text:style-name="P11"><text:span text:style-name="Strong_20_Emphasis">Советы по эффективному использованию:</text:span> Рекомендации по организации кода, оптимизации производительности и обеспечению безопасности.</text:p>
        </text:list-item>
        <text:list-item>
          <text:p text:style-name="P6"><text:span text:style-name="Strong_20_Emphasis">Сообщество и ресурсы:</text:span> Обзор сообщества разработчиков, ресурсов для изучения и документации.</text:p>
        </text:list-item>
      </text:list>
      <text:p text:style-name="P1">Этот раздел должен предоставить полное понимание базовых концепций WordPress, его архитектуры и способов взаимодействия с платформой. Он дает фундаментальные знания для дальнейшей разработки плагинов и глубокого понимания работы CM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2:22:27.79</dc:date>
    <meta:document-statistic meta:table-count="0" meta:image-count="0" meta:object-count="0" meta:page-count="1" meta:paragraph-count="19" meta:word-count="247" meta:character-count="1862"/>
    <dc:creator>Dima Wide</dc:creator>
    <meta:user-defined meta:name="Info 1"/>
    <meta:user-defined meta:name="Info 2"/>
    <meta:user-defined meta:name="Info 3"/>
    <meta:user-defined meta:name="Info 4"/>
  </office:meta>
</office:document-meta>
</file>